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3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4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70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5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3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37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/>
          <table:table-cell table:style-name="ce37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86" table:number-columns-spanned="2" table:number-rows-spanned="2"/>
          <table:covered-table-cell/>
          <table:table-cell table:style-name="ce186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70" table:number-columns-spanned="2" table:number-rows-spanned="2"/>
          <table:covered-table-cell table:style-name="ce17"/>
          <table:table-cell table:style-name="ce170" table:number-columns-spanned="2" table:number-rows-spanned="2"/>
          <table:covered-table-cell table:style-name="ce17"/>
          <table:table-cell table:style-name="ce170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9" office:value-type="float" office:value="1" calcext:value-type="float">
            <text:p>1</text:p>
          </table:covered-table-cell>
          <table:covered-table-cell table:style-name="ce110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0"/>
          <table:covered-table-cell table:number-columns-repeated="11" table:style-name="ce17"/>
          <table:covered-table-cell table:style-name="ce11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83" table:number-columns-spanned="2" table:number-rows-spanned="2"/>
          <table:covered-table-cell table:style-name="ce17"/>
          <table:table-cell table:style-name="ce183" office:value-type="string" calcext:value-type="string" table:number-columns-spanned="2" table:number-rows-spanned="2">
            <text:p>Patrol</text:p>
          </table:table-cell>
          <table:covered-table-cell table:style-name="ce17"/>
          <table:table-cell table:style-name="ce183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19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3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10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17"/>
          <table:covered-table-cell table:style-name="ce197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17"/>
          <table:table-cell table:style-name="ce183" table:number-columns-spanned="2" table:number-rows-spanned="2"/>
          <table:covered-table-cell table:style-name="ce17"/>
          <table:table-cell table:style-name="ce183" office:value-type="string" calcext:value-type="string" table:number-columns-spanned="2" table:number-rows-spanned="2">
            <text:p>Hold</text:p>
          </table:table-cell>
          <table:covered-table-cell table:style-name="ce17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 table:style-name="ce197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0"/>
          <table:covered-table-cell table:number-columns-repeated="10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7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7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3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0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9"/>
          <table:covered-table-cell table:number-columns-repeated="3" table:style-name="ce17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Alt</text:p>
          </table:table-cell>
          <table:covered-table-cell table:number-columns-repeated="2" table:style-name="ce17"/>
          <table:table-cell table:style-name="ce183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covered-table-cell table:number-columns-repeated="18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0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70" table:number-columns-spanned="2" table:number-rows-spanned="2"/>
          <table:covered-table-cell table:style-name="ce17"/>
          <table:table-cell table:style-name="ce170" table:number-columns-spanned="2" table:number-rows-spanned="2"/>
          <table:covered-table-cell table:style-name="ce17"/>
          <table:table-cell table:style-name="ce170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2" table:number-rows-spanned="1">
            <text:p>Alert</text:p>
          </table:table-cell>
          <table:covered-table-cell table:style-name="ce11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1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1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1"/>
          <table:covered-table-cell table:number-columns-repeated="11" table:style-name="ce17"/>
          <table:covered-table-cell table:style-name="ce11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83" table:number-columns-spanned="2" table:number-rows-spanned="2"/>
          <table:covered-table-cell table:style-name="ce17"/>
          <table:table-cell table:style-name="ce183" office:value-type="string" calcext:value-type="string" table:number-columns-spanned="2" table:number-rows-spanned="2">
            <text:p>Patrol</text:p>
          </table:table-cell>
          <table:covered-table-cell table:style-name="ce17"/>
          <table:table-cell table:style-name="ce183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19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41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17"/>
          <table:covered-table-cell table:style-name="ce197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17"/>
          <table:table-cell table:style-name="ce183" table:number-columns-spanned="2" table:number-rows-spanned="2"/>
          <table:covered-table-cell table:style-name="ce17"/>
          <table:table-cell table:style-name="ce183" office:value-type="string" calcext:value-type="string" table:number-columns-spanned="2" table:number-rows-spanned="2">
            <text:p>Hold</text:p>
          </table:table-cell>
          <table:covered-table-cell table:style-name="ce17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 table:style-name="ce197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4" table:number-rows-spanned="1">
            <text:p>6 (will probably change)</text:p>
          </table:table-cell>
          <table:covered-table-cell table:number-columns-repeated="2" table:style-name="ce116"/>
          <table:covered-table-cell table:style-name="ce136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1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1"/>
          <table:covered-table-cell table:number-columns-repeated="10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7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41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41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9"/>
          <table:covered-table-cell table:number-columns-repeated="3" table:style-name="ce17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Alt</text:p>
          </table:table-cell>
          <table:covered-table-cell table:number-columns-repeated="2" table:style-name="ce17"/>
          <table:table-cell table:style-name="ce183" table:number-columns-spanned="11" table:number-rows-spanned="2"/>
          <table:covered-table-cell table:number-columns-repeated="8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covered-table-cell table:number-columns-repeated="18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10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9" table:number-columns-spanned="2" table:number-rows-spanned="2"/>
          <table:covered-table-cell table:style-name="ce17"/>
          <table:table-cell table:style-name="ce39" table:number-columns-spanned="2" table:number-rows-spanned="2"/>
          <table:covered-table-cell table:style-name="ce17"/>
          <table:table-cell table:style-name="ce39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2" table:number-rows-spanned="1">
            <text:p>selection</text:p>
          </table:table-cell>
          <table:covered-table-cell table:style-name="ce11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1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1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1"/>
          <table:covered-table-cell table:number-columns-repeated="11" table:style-name="ce17"/>
          <table:covered-table-cell table:style-name="ce11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77" table:number-columns-spanned="2" table:number-rows-spanned="1"/>
          <table:covered-table-cell table:style-name="ce86"/>
          <table:table-cell table:style-name="ce10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19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41"/>
          <table:table-cell table:style-name="ce78" table:number-columns-spanned="2" table:number-rows-spanned="1"/>
          <table:covered-table-cell table:style-name="ce87"/>
          <table:table-cell table:style-name="ce78" table:number-columns-spanned="2" table:number-rows-spanned="1"/>
          <table:covered-table-cell table:style-name="ce87"/>
          <table:table-cell table:style-name="ce14" office:value-type="string" calcext:value-type="string" table:number-columns-spanned="2" table:number-rows-spanned="1">
            <text:p>cam left</text:p>
          </table:table-cell>
          <table:covered-table-cell table:style-name="ce119"/>
          <table:covered-table-cell table:number-columns-repeated="6" table:style-name="ce17"/>
          <table:covered-table-cell table:style-name="ce197"/>
          <table:covered-table-cell/>
          <table:table-cell table:number-columns-repeated="90"/>
        </table:table-row>
        <table:table-row table:style-name="ro5">
          <table:table-cell table:style-name="ce10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33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77" table:number-columns-spanned="2" table:number-rows-spanned="1"/>
          <table:covered-table-cell table:style-name="ce86"/>
          <table:table-cell table:style-name="ce10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 table:style-name="ce197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19"/>
          <table:covered-table-cell table:style-name="ce33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1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1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78" table:number-columns-spanned="2" table:number-rows-spanned="1"/>
          <table:covered-table-cell table:style-name="ce87"/>
          <table:table-cell table:style-name="ce14" office:value-type="string" calcext:value-type="string" table:number-columns-spanned="2" table:number-rows-spanned="1">
            <text:p>cam right</text:p>
          </table:table-cell>
          <table:covered-table-cell table:style-name="ce119"/>
          <table:covered-table-cell table:number-columns-repeated="4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ce33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17"/>
          <table:covered-table-cell table:number-columns-repeated="2" table:style-name="ce13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77" table:number-columns-spanned="2" table:number-rows-spanned="1"/>
          <table:covered-table-cell table:style-name="ce86"/>
          <table:table-cell table:style-name="ce39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7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1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1"/>
          <table:table-cell table:style-name="ce78" table:number-columns-spanned="2" table:number-rows-spanned="1"/>
          <table:covered-table-cell table:style-name="ce87"/>
          <table:table-cell table:style-name="ce78" table:number-columns-spanned="2" table:number-rows-spanned="1"/>
          <table:covered-table-cell table:style-name="ce87"/>
          <table:covered-table-cell table:style-name="ce156"/>
          <table:covered-table-cell table:style-name="ce119"/>
          <table:covered-table-cell table:number-columns-repeated="3" table:style-name="ce17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54" office:value-type="string" calcext:value-type="string" table:number-columns-spanned="3" table:number-rows-spanned="1">
            <text:p>Alt</text:p>
          </table:table-cell>
          <table:covered-table-cell table:style-name="ce79"/>
          <table:covered-table-cell table:style-name="ce89"/>
          <table:table-cell table:style-name="ce170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covered-table-cell table:number-columns-repeated="6" table:style-name="ce17"/>
          <table:table-cell table:style-name="ce155" office:value-type="string" calcext:value-type="string" table:number-columns-spanned="3" table:number-rows-spanned="1">
            <text:p>(Show Enemy life)</text:p>
          </table:table-cell>
          <table:covered-table-cell table:style-name="ce162"/>
          <table:covered-table-cell table:style-name="ce175"/>
          <table:covered-table-cell table:number-columns-repeated="9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7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7"/>
          <table:table-cell table:style-name="ce186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7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7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39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17"/>
          <table:table-cell table:style-name="ce39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0"/>
          <table:covered-table-cell table:number-columns-repeated="2" table:style-name="ce39"/>
          <table:covered-table-cell table:number-columns-repeated="2" table:style-name="ce17"/>
          <table:covered-table-cell table:number-columns-repeated="2" table:style-name="ce39"/>
          <table:covered-table-cell table:number-columns-repeated="5" table:style-name="ce17"/>
          <table:covered-table-cell table:style-name="ce11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8" table:number-columns-spanned="2" table:number-rows-spanned="1"/>
          <table:covered-table-cell table:style-name="ce49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3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1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1"/>
          <table:table-cell table:style-name="ce54" table:number-columns-spanned="2" table:number-rows-spanned="1"/>
          <table:covered-table-cell table:style-name="ce50"/>
          <table:covered-table-cell table:number-columns-repeated="6" table:style-name="ce17"/>
          <table:covered-table-cell table:style-name="ce197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8" table:number-columns-spanned="2" table:number-rows-spanned="1"/>
          <table:covered-table-cell table:style-name="ce49"/>
          <table:table-cell table:style-name="ce39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 table:style-name="ce197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0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1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1"/>
          <table:table-cell table:style-name="ce54" table:number-columns-spanned="2" table:number-rows-spanned="1"/>
          <table:covered-table-cell table:style-name="ce50"/>
          <table:covered-table-cell table:number-columns-repeated="4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ce39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7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00" office:value-type="string" calcext:value-type="string" table:number-columns-spanned="2" table:number-rows-spanned="1">
            <text:p>center on</text:p>
          </table:table-cell>
          <table:covered-table-cell table:style-name="ce104"/>
          <table:table-cell table:style-name="ce17" table:number-columns-spanned="2" table:number-rows-spanned="2"/>
          <table:covered-table-cell table:style-name="ce5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7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3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0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101" office:value-type="string" calcext:value-type="string" table:number-columns-spanned="2" table:number-rows-spanned="1">
            <text:p>selection</text:p>
          </table:table-cell>
          <table:covered-table-cell table:style-name="ce105"/>
          <table:covered-table-cell table:style-name="ce46" office:value-type="float" office:value="3" calcext:value-type="float">
            <text:p>3</text:p>
          </table:covered-table-cell>
          <table:covered-table-cell table:style-name="ce141"/>
          <table:covered-table-cell table:number-columns-repeated="3" table:style-name="ce17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39" office:value-type="string" calcext:value-type="string" table:number-columns-spanned="3" table:number-rows-spanned="2">
            <text:p>Alt</text:p>
          </table:table-cell>
          <table:covered-table-cell table:style-name="ce115"/>
          <table:covered-table-cell table:style-name="ce134"/>
          <table:table-cell table:style-name="ce183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covered-table-cell table:number-columns-repeated="6" table:style-name="ce17"/>
          <table:covered-table-cell table:style-name="ce9" office:value-type="string" calcext:value-type="string">
            <text:p>Select 5 prod</text:p>
          </table:covered-table-cell>
          <table:covered-table-cell table:style-name="ce82"/>
          <table:covered-table-cell table:style-name="ce136"/>
          <table:covered-table-cell table:number-columns-repeated="9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7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7"/>
          <table:table-cell table:style-name="ce186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7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7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39" table:number-columns-spanned="2" table:number-rows-spanned="2"/>
          <table:covered-table-cell table:style-name="ce39"/>
          <table:table-cell table:style-name="ce39" table:number-columns-spanned="2" table:number-rows-spanned="2"/>
          <table:covered-table-cell table:style-name="ce39"/>
          <table:table-cell table:style-name="ce39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0"/>
          <table:covered-table-cell table:number-columns-repeated="6" table:style-name="ce39"/>
          <table:covered-table-cell table:number-columns-repeated="5" table:style-name="ce17"/>
          <table:covered-table-cell table:style-name="ce11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36"/>
          <table:covered-table-cell table:style-name="ce156"/>
          <table:covered-table-cell table:style-name="ce177"/>
          <table:covered-table-cell table:style-name="ce156"/>
          <table:covered-table-cell table:style-name="ce177"/>
          <table:covered-table-cell table:style-name="ce156"/>
          <table:covered-table-cell table:style-name="ce177"/>
          <table:covered-table-cell table:number-columns-repeated="6" table:style-name="ce17"/>
          <table:covered-table-cell table:style-name="ce197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 table:style-name="ce197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0"/>
          <table:covered-table-cell table:style-name="ce156"/>
          <table:covered-table-cell table:style-name="ce177"/>
          <table:covered-table-cell table:style-name="ce156"/>
          <table:covered-table-cell table:style-name="ce177"/>
          <table:covered-table-cell table:style-name="ce156"/>
          <table:covered-table-cell table:style-name="ce177"/>
          <table:covered-table-cell table:number-columns-repeated="4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7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7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3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0"/>
          <table:covered-table-cell table:style-name="ce156"/>
          <table:covered-table-cell table:style-name="ce177"/>
          <table:covered-table-cell table:style-name="ce156"/>
          <table:covered-table-cell table:style-name="ce177"/>
          <table:covered-table-cell table:style-name="ce156"/>
          <table:covered-table-cell table:style-name="ce119"/>
          <table:covered-table-cell table:number-columns-repeated="3" table:style-name="ce17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39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39" table:number-columns-spanned="11" table:number-rows-spanned="2"/>
          <table:covered-table-cell table:number-columns-repeated="8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covered-table-cell table:number-columns-repeated="6" table:style-name="ce17"/>
          <table:covered-table-cell table:style-name="ce156"/>
          <table:covered-table-cell table:style-name="ce167"/>
          <table:covered-table-cell table:style-name="ce177"/>
          <table:covered-table-cell table:number-columns-repeated="9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7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7"/>
          <table:table-cell table:style-name="ce186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7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7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0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17"/>
          <table:covered-table-cell table:style-name="ce110"/>
          <table:table-cell table:number-columns-repeated="91"/>
        </table:table-row>
        <table:table-row table:style-name="ro5">
          <table:table-cell table:style-name="ce48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4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36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9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17"/>
          <table:covered-table-cell table:style-name="ce197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 table:style-name="ce197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0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64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7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3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0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56"/>
          <table:covered-table-cell table:style-name="ce119"/>
          <table:covered-table-cell table:number-columns-repeated="3" table:style-name="ce17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table-cell table:style-name="ce39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54" office:value-type="string" calcext:value-type="string" table:number-columns-spanned="3" table:number-rows-spanned="2">
            <text:p>Alt</text:p>
          </table:table-cell>
          <table:covered-table-cell table:style-name="ce79"/>
          <table:covered-table-cell table:style-name="ce89"/>
          <table:table-cell table:style-name="ce186" table:number-columns-spanned="9" table:number-rows-spanned="2"/>
          <table:covered-table-cell table:number-columns-repeated="8" table:style-name="ce17"/>
          <table:table-cell table:style-name="ce197" table:number-columns-repeated="2"/>
          <table:table-cell table:number-columns-repeated="91"/>
        </table:table-row>
        <table:table-row table:style-name="ro5">
          <table:covered-table-cell table:number-columns-repeated="6" table:style-name="ce17"/>
          <table:covered-table-cell table:style-name="ce155"/>
          <table:covered-table-cell table:style-name="ce162"/>
          <table:covered-table-cell table:style-name="ce175"/>
          <table:covered-table-cell table:number-columns-repeated="9" table:style-name="ce17"/>
          <table:table-cell table:style-name="ce197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7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7"/>
          <table:table-cell table:style-name="ce186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7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7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9" table:number-columns-spanned="2" table:number-rows-spanned="2"/>
          <table:covered-table-cell table:style-name="ce39"/>
          <table:table-cell table:style-name="ce39" table:number-columns-spanned="2" table:number-rows-spanned="2"/>
          <table:covered-table-cell table:style-name="ce39"/>
          <table:table-cell table:style-name="ce39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9" office:value-type="float" office:value="1" calcext:value-type="float">
            <text:p>1</text:p>
          </table:covered-table-cell>
          <table:covered-table-cell table:style-name="ce11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0"/>
          <table:covered-table-cell table:number-columns-repeated="6" table:style-name="ce39"/>
          <table:covered-table-cell table:number-columns-repeated="5" table:style-name="ce17"/>
          <table:covered-table-cell table:style-name="ce110"/>
          <table:table-cell table:number-columns-repeated="91"/>
        </table:table-row>
        <table:table-row table:style-name="ro5">
          <table:table-cell table:style-name="ce48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8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49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4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36"/>
          <table:table-cell table:style-name="ce54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50"/>
          <table:covered-table-cell table:number-columns-repeated="6" table:style-name="ce17"/>
          <table:covered-table-cell table:style-name="ce197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8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7" table:number-columns-spanned="2" table:number-rows-spanned="2"/>
          <table:covered-table-cell table:style-name="ce197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3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0"/>
          <table:table-cell table:style-name="ce54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96"/>
          <table:covered-table-cell table:number-columns-repeated="4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ce48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8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49"/>
          <table:table-cell table:style-name="ce164" table:number-columns-spanned="2" table:number-rows-spanned="1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table-cell table:style-name="ce54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3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0"/>
          <table:table-cell table:style-name="ce54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50"/>
          <table:table-cell table:style-name="ce156" table:number-columns-spanned="2" table:number-rows-spanned="1"/>
          <table:covered-table-cell table:style-name="ce119"/>
          <table:covered-table-cell table:number-columns-repeated="3" table:style-name="ce17"/>
          <table:covered-table-cell table:style-name="ce197"/>
          <table:table-cell table:style-name="ce197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8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39" table:number-columns-spanned="11" table:number-rows-spanned="2"/>
          <table:covered-table-cell table:number-columns-repeated="8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covered-table-cell table:number-columns-repeated="6" table:style-name="ce17"/>
          <table:covered-table-cell table:style-name="ce156"/>
          <table:covered-table-cell table:style-name="ce167"/>
          <table:covered-table-cell table:style-name="ce177"/>
          <table:covered-table-cell table:number-columns-repeated="9" table:style-name="ce17"/>
          <table:covered-table-cell table:number-columns-repeated="2" table:style-name="ce197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9:44:21.285013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11-17T19:44:51.294274930</dc:date>
    <meta:editing-duration>PT5H15M26S</meta:editing-duration>
    <meta:editing-cycles>84</meta:editing-cycles>
    <meta:generator>LibreOffice/5.3.7.2.0$Linux_X86_64 LibreOffice_project/30m0$Build-2</meta:generator>
    <meta:print-date>2016-10-30T21:29:01.760157925</meta:print-date>
    <meta:document-statistic meta:table-count="1" meta:cell-count="309" meta:object-count="0"/>
  </office:meta>
</office:document-meta>
</file>